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36648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384a98"/>
    </style:style>
    <style:style style:name="P10" style:family="paragraph" style:parent-style-name="Text_20_body">
      <style:paragraph-properties fo:margin-top="0cm" fo:margin-bottom="0.247cm" style:contextual-spacing="false" fo:line-height="115%"/>
      <style:text-properties officeooo:paragraph-rsid="0039d303"/>
    </style:style>
    <style:style style:name="P11" style:family="paragraph" style:parent-style-name="Text_20_body">
      <style:paragraph-properties fo:margin-top="0cm" fo:margin-bottom="0.247cm" style:contextual-spacing="false" fo:line-height="115%"/>
      <style:text-properties officeooo:paragraph-rsid="003b6a1d"/>
    </style:style>
    <style:style style:name="P12" style:family="paragraph" style:parent-style-name="Text_20_body">
      <style:paragraph-properties fo:margin-top="0cm" fo:margin-bottom="0.247cm" style:contextual-spacing="false" fo:line-height="115%"/>
      <style:text-properties officeooo:paragraph-rsid="003c0175"/>
    </style:style>
    <style:style style:name="P13" style:family="paragraph" style:parent-style-name="Text_20_body">
      <style:paragraph-properties fo:margin-top="0cm" fo:margin-bottom="0.247cm" style:contextual-spacing="false" fo:line-height="115%"/>
      <style:text-properties officeooo:paragraph-rsid="003f4e01"/>
    </style:style>
    <style:style style:name="P14" style:family="paragraph" style:parent-style-name="Text_20_body">
      <style:paragraph-properties fo:margin-top="0cm" fo:margin-bottom="0.247cm" style:contextual-spacing="false" fo:line-height="115%"/>
      <style:text-properties officeooo:paragraph-rsid="003dd403"/>
    </style:style>
    <style:style style:name="P15" style:family="paragraph" style:parent-style-name="Text_20_body">
      <style:paragraph-properties fo:margin-top="0cm" fo:margin-bottom="0.247cm" style:contextual-spacing="false" fo:line-height="115%"/>
      <style:text-properties officeooo:paragraph-rsid="004370fa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officeooo:paragraph-rsid="004550f0"/>
    </style:style>
    <style:style style:name="P17" style:family="paragraph" style:parent-style-name="Text_20_body">
      <style:paragraph-properties fo:margin-top="0cm" fo:margin-bottom="0.247cm" style:contextual-spacing="false" fo:line-height="115%"/>
      <style:text-properties officeooo:paragraph-rsid="00486f94"/>
    </style:style>
    <style:style style:name="P18" style:family="paragraph" style:parent-style-name="Text_20_body" style:list-style-name="L1">
      <style:text-properties fo:color="#000000" loext:opacity="100%" style:font-name="Lucida Console" fo:font-size="9pt" officeooo:rsid="00486f94" style:font-size-asian="9pt"/>
    </style:style>
    <style:style style:name="P19" style:family="paragraph" style:parent-style-name="Heading_20_3">
      <style:paragraph-properties fo:margin-top="0cm" fo:margin-bottom="0.247cm" style:contextual-spacing="false" fo:line-height="115%"/>
      <style:text-properties officeooo:paragraph-rsid="00486f94"/>
    </style:style>
    <style:style style:name="P20" style:family="paragraph" style:parent-style-name="Text_20_body">
      <style:text-properties fo:color="#000000" loext:opacity="100%" style:font-name="Lucida Console" fo:font-size="9pt" officeooo:rsid="00486f94" style:font-size-asian="9pt"/>
    </style:style>
    <style:style style:name="P21" style:family="paragraph" style:parent-style-name="Text_20_body" style:list-style-name="L2">
      <style:text-properties fo:color="#000000" loext:opacity="100%" style:font-name="Lucida Console" fo:font-size="9pt" officeooo:rsid="00486f94" style:font-size-asian="9pt"/>
    </style:style>
    <style:style style:name="P22" style:family="paragraph" style:parent-style-name="Text_20_body" style:list-style-name="L3">
      <style:text-properties fo:color="#000000" loext:opacity="100%" style:font-name="Lucida Console" fo:font-size="9pt" officeooo:rsid="00486f94" style:font-size-asian="9pt"/>
    </style:style>
    <style:style style:name="P23" style:family="paragraph" style:parent-style-name="Text_20_body">
      <style:paragraph-properties fo:margin-top="0cm" fo:margin-bottom="0.247cm" style:contextual-spacing="false" fo:line-height="115%"/>
      <style:text-properties officeooo:paragraph-rsid="0049d57f"/>
    </style:style>
    <style:style style:name="P24" style:family="paragraph" style:parent-style-name="Text_20_body">
      <style:paragraph-properties fo:margin-top="0cm" fo:margin-bottom="0.247cm" style:contextual-spacing="false" fo:line-height="115%"/>
      <style:text-properties officeooo:paragraph-rsid="004a4ca7"/>
    </style:style>
    <style:style style:name="P25" style:family="paragraph" style:parent-style-name="Text_20_body">
      <style:paragraph-properties fo:margin-top="0cm" fo:margin-bottom="0.247cm" style:contextual-spacing="false" fo:line-height="115%"/>
      <style:text-properties officeooo:paragraph-rsid="004c45d6"/>
    </style:style>
    <style:style style:name="P26" style:family="paragraph" style:parent-style-name="Text_20_body" style:list-style-name="L4">
      <style:text-properties fo:color="#000000" loext:opacity="100%" style:font-name="Lucida Console" fo:font-size="9pt" officeooo:rsid="0049d57f" style:font-size-asian="9pt"/>
    </style:style>
    <style:style style:name="P27" style:family="paragraph" style:parent-style-name="Text_20_body">
      <style:text-properties fo:color="#000000" loext:opacity="100%" style:font-name="Lucida Console" fo:font-size="9pt" officeooo:rsid="0049d57f" style:font-size-asian="9pt"/>
    </style:style>
    <style:style style:name="T1" style:family="text">
      <style:text-properties fo:color="#000000" loext:opacity="100%" style:font-name="Lucida Console" fo:font-size="9pt" officeooo:rsid="0017c621" style:font-size-asian="9pt"/>
    </style:style>
    <style:style style:name="T2" style:family="text">
      <style:text-properties fo:color="#000000" loext:opacity="100%" style:font-name="Lucida Console" fo:font-size="9pt" officeooo:rsid="0028e9e1" style:font-size-asian="9pt"/>
    </style:style>
    <style:style style:name="T3" style:family="text">
      <style:text-properties fo:color="#000000" loext:opacity="100%" style:font-name="Lucida Console" fo:font-size="9pt" officeooo:rsid="002a12ac" style:font-size-asian="9pt"/>
    </style:style>
    <style:style style:name="T4" style:family="text">
      <style:text-properties fo:color="#000000" loext:opacity="100%" style:font-name="Lucida Conso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fo:color="#000000" loext:opacity="100%" style:font-name="Lucida Conso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00000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fo:color="#000000" loext:opacity="100%" style:font-name="Lucida Conso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fo:color="#000000" loext:opacity="100%" style:font-name="Lucida Console" fo:font-size="9pt" fo:letter-spacing="normal" fo:font-style="normal" officeooo:rsid="0030646a" style:font-size-asian="9pt"/>
    </style:style>
    <style:style style:name="T14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/>
    </style:style>
    <style:style style:name="T15" style:family="text">
      <style:text-properties fo:font-variant="normal" fo:text-transform="none" fo:color="#000000" loext:opacity="100%" style:font-name="Lucida Console" fo:font-size="9pt" fo:letter-spacing="normal" fo:font-style="normal" officeooo:rsid="0039d303" style:font-size-asian="9pt"/>
    </style:style>
    <style:style style:name="T16" style:family="text">
      <style:text-properties fo:font-variant="normal" fo:text-transform="none" fo:color="#000000" loext:opacity="100%" fo:font-family="apple-system, BlinkMacSystemFont, 'Segoe UI', Roboto, Inter, Helvetica, Arial, sans-serif" fo:font-size="12pt" fo:letter-spacing="normal" fo:font-style="normal" style:text-underline-style="none" fo:font-weight="normal" officeooo:rsid="00366488" style:font-size-asian="9pt" loext:padding="0cm" loext:border="none"/>
    </style:style>
    <style:style style:name="T17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/>
    </style:style>
    <style:style style:name="T18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66488" style:font-size-asian="9pt" loext:padding="0cm" loext:border="none"/>
    </style:style>
    <style:style style:name="T19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9d303" style:font-size-asian="9pt" loext:padding="0cm" loext:border="none"/>
    </style:style>
    <style:style style:name="T20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 loext:padding="0cm" loext:border="none"/>
    </style:style>
    <style:style style:name="T21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 loext:padding="0cm" loext:border="none"/>
    </style:style>
    <style:style style:name="T22" style:family="text">
      <style:text-properties fo:font-variant="normal" fo:text-transform="none" fo:color="#000000" loext:opacity="100%" style:font-name="Lucida Console" fo:font-size="9pt" fo:letter-spacing="normal" fo:font-style="normal" officeooo:rsid="003c0175" style:font-size-asian="9pt"/>
    </style:style>
    <style:style style:name="T23" style:family="text">
      <style:text-properties fo:font-variant="normal" fo:text-transform="none" fo:color="#000000" loext:opacity="100%" style:font-name="Lucida Console" fo:font-size="9pt" fo:letter-spacing="normal" fo:font-style="normal" officeooo:rsid="003f4e01" style:font-size-asian="9pt"/>
    </style:style>
    <style:style style:name="T24" style:family="text">
      <style:text-properties fo:font-variant="normal" fo:text-transform="none" fo:color="#000000" loext:opacity="100%" style:font-name="Lucida Console" fo:font-size="9pt" fo:letter-spacing="normal" fo:font-style="normal" officeooo:rsid="004370fa" style:font-size-asian="9pt"/>
    </style:style>
    <style:style style:name="T25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/>
    </style:style>
    <style:style style:name="T26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 loext:padding="0cm" loext:border="none"/>
    </style:style>
    <style:style style:name="T27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4370fa" style:font-size-asian="9pt" loext:padding="0cm" loext:border="none"/>
    </style:style>
    <style:style style:name="T28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4550f0" style:font-size-asian="9pt"/>
    </style:style>
    <style:style style:name="T29" style:family="text">
      <style:text-properties fo:font-variant="normal" fo:text-transform="none" fo:color="#000000" loext:opacity="100%" style:font-name="Lucida Console" fo:font-size="9pt" fo:letter-spacing="normal" fo:font-style="normal" officeooo:rsid="00486f94" style:font-size-asian="9pt"/>
    </style:style>
    <style:style style:name="T30" style:family="text">
      <style:text-properties fo:font-variant="normal" fo:text-transform="none" fo:color="#000000" loext:opacity="100%" style:font-name="Lucida Console" fo:font-size="9pt" fo:letter-spacing="normal" fo:font-style="normal" officeooo:rsid="0049d57f" style:font-size-asian="9pt"/>
    </style:style>
    <style:style style:name="T31" style:family="text">
      <style:text-properties fo:font-variant="normal" fo:text-transform="none" fo:color="#000000" loext:opacity="100%" style:font-name="Lucida Console" fo:font-size="9pt" fo:letter-spacing="normal" fo:font-style="normal" officeooo:rsid="004a4ca7" style:font-size-asian="9pt"/>
    </style:style>
    <style:style style:name="T32" style:family="text">
      <style:text-properties fo:font-variant="normal" fo:text-transform="none" fo:color="#000000" loext:opacity="100%" style:font-name="Lucida Console" fo:font-size="9pt" fo:letter-spacing="normal" fo:font-style="normal" officeooo:rsid="004c45d6" style:font-size-asian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Promenade à poney, 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8"><text:soft-page-break/><text:span text:style-name="Strong_20_Emphasis"><text:span text:style-name="T14">scénario13</text:span></text:span></text:p>
      <text:p text:style-name="P8"><text:span text:style-name="Strong_20_Emphasis"><text:span text:style-name="T14"/></text:span></text:p>
      <text:p text:style-name="P9"><text:span text:style-name="Strong_20_Emphasis"><text:span text:style-name="T14"><text:s text:c="2"/>"&gt;&gt;&gt; Transmission activée…\n&gt;&gt;&gt; Véhicule </text:span></text:span><text:span text:style-name="Strong_20_Emphasis"><text:span text:style-name="T15">légendaire</text:span></text:span><text:span text:style-name="Strong_20_Emphasis"><text:span text:style-name="T14"> identifié : </text:span></text:span><text:a xlink:type="simple" xlink:href="https://de.wikipedia.org/wiki/Dodge_Charger" text:style-name="Internet_20_link" text:visited-style-name="Visited_20_Internet_20_Link"><text:span text:style-name="Strong_20_Emphasis"><text:span text:style-name="T16">Dodge Charger</text:span></text:span></text:a><text:span text:style-name="Strong_20_Emphasis"><text:span text:style-name="T14">"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14"><text:s text:c="2"/>"&gt;&gt;&gt; </text:span></text:span><text:span text:style-name="Strong_20_Emphasis"><text:span text:style-name="T15">L</text:span></text:span><text:span text:style-name="Strong_20_Emphasis"><text:span text:style-name="T17">a </text:span></text:span><text:span text:style-name="Strong_20_Emphasis"><text:span text:style-name="T18">Dodge Charger </text:span></text:span><text:span text:style-name="Strong_20_Emphasis"><text:span text:style-name="T19">de </text:span></text:span><text:span text:style-name="Strong_20_Emphasis"><text:span text:style-name="T18">1971 440 Magnum</text:span></text:span><text:span text:style-name="Strong_20_Emphasis"><text:span text:style-name="T14"> </text:span></text:span><text:span text:style-name="Strong_20_Emphasis"><text:span text:style-name="T17">est équipée d’un moteur </text:span></text:span><text:span text:style-name="Strong_20_Emphasis"><text:span text:style-name="T18">V8 de 7,2 litres</text:span></text:span><text:span text:style-name="Strong_20_Emphasis"><text:span text:style-name="T14"> </text:span></text:span><text:span text:style-name="Strong_20_Emphasis"><text:span text:style-name="T17">qui développe une puissance impressionnante de </text:span></text:span><text:span text:style-name="Strong_20_Emphasis"><text:span text:style-name="T18">375 chevaux</text:span></text:span><text:span text:style-name="Strong_20_Emphasis"><text:span text:style-name="T14"> </text:span></text:span><text:span text:style-name="Strong_20_Emphasis"><text:span text:style-name="T17">et un couple de </text:span></text:span><text:span text:style-name="Strong_20_Emphasis"><text:span text:style-name="T18">480 Nm</text:span></text:span><text:span text:style-name="Strong_20_Emphasis"><text:span text:style-name="T20">.</text:span></text:span><text:span text:style-name="Strong_20_Emphasis"><text:span text:style-name="T21">"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La Dodge Charger fascine, et qui traverse les générations sans perdre son âme. </text:span></text:span></text:p>
      <text:p text:style-name="P8"><text:span text:style-name="Strong_20_Emphasis"><text:span text:style-name="T14"/></text:span></text:p>
      <text:p text:style-name="P11"><text:span text:style-name="Strong_20_Emphasis"><text:span text:style-name="T6">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 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, le rugissement et l’adrénaline brute </text:span></text:span><text:span text:style-name="Strong_20_Emphasis"><text:span text:style-name="T22">garantis</text:span></text:span><text:span text:style-name="Strong_20_Emphasis"><text:span text:style-name="T13">. </text:span></text:span></text:p>
      <text:p text:style-name="P7"><text:span text:style-name="Strong_20_Emphasis"><text:span text:style-name="T13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4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 ,</text:span></text:span></text:p>
      <text:p text:style-name="P12"><text:span text:style-name="Strong_20_Emphasis"><text:span text:style-name="T6"><text:s text:c="2"/>"&gt;&gt;&gt; </text:span></text:span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</text:span></text:span><text:span text:style-name="Strong_20_Emphasis"><text:span text:style-name="T6">\n&gt;&gt;&gt;</text:span></text:span><text:span text:style-name="Strong_20_Emphasis"><text:span text:style-name="T13"> A</text:span></text:span><text:span text:style-name="Strong_20_Emphasis"><text:span text:style-name="T22">vec cette </text:span></text:span><text:span text:style-name="Strong_20_Emphasis"><text:span text:style-name="T6">Dodge Charger</text:span></text:span><text:span text:style-name="Strong_20_Emphasis"><text:span text:style-name="T13"> </text:span></text:span><text:span text:style-name="Strong_20_Emphasis"><text:span text:style-name="T22">les </text:span></text:span><text:span text:style-name="Strong_20_Emphasis"><text:span text:style-name="T13">rugissement</text:span></text:span><text:span text:style-name="Strong_20_Emphasis"><text:span text:style-name="T22">s</text:span></text:span><text:span text:style-name="Strong_20_Emphasis"><text:span text:style-name="T13"> et l’adrénaline brute </text:span></text:span><text:span text:style-name="Strong_20_Emphasis"><text:span text:style-name="T22">sont</text:span></text:span><text:span text:style-name="Strong_20_Emphasis"><text:span text:style-name="T13"> </text:span></text:span><text:span text:style-name="Strong_20_Emphasis"><text:span text:style-name="T22">garantis !</text:span></text:span><text:span text:style-name="Strong_20_Emphasis"><text:span text:style-name="T6">",</text:span></text:span></text:p>
      <text:p text:style-name="P11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14">Elle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13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,</text:span></text:span></text:p>
      <text:p text:style-name="P14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23">Cette muscle car</text:span></text:span><text:span text:style-name="Strong_20_Emphasis"><text:span text:style-name="T14">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const sounds13 = [</text:span></text:span></text:p>
      <text:p text:style-name="P4"><text:span text:style-name="Strong_20_Emphasis"><text:span text:style-name="T6"><text:s text:c="2"/>"images/episodes/episode13/doom-extreme-metal-rock-316396.mp3",</text:span></text:span></text:p>
      <text:p text:style-name="P4"><text:span text:style-name="Strong_20_Emphasis"><text:span text:style-name="T6"><text:s text:c="2"/>"images/episodes/episode13/driving-to-win-16372.mp3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oft-page-break/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15"><text:span text:style-name="Strong_20_Emphasis"><text:span text:style-name="T6">"motifs bio-luminescents organiques\n&gt;&gt;&gt; Langage corporel codé détecté\n&gt;&gt;&gt; Décodage en cours…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Archive retrouvée : 'Les Peintres du Silence'\n&gt;&gt;&gt; Ces êtres </text:span></text:span><text:span text:style-name="Strong_20_Emphasis"><text:span text:style-name="T24">cyborgs</text:span></text:span><text:span text:style-name="Strong_20_Emphasis"><text:span text:style-name="T6"> recouvraient leur peau pour canaliser l</text:span></text:span><text:span text:style-name="Strong_20_Emphasis"><text:span text:style-name="T24">eur</text:span></text:span><text:span text:style-name="Strong_20_Emphasis"><text:span text:style-name="T6"> mémoire\n&gt;&gt;&gt; Chaque ligne de peinture raconte une époque disparue\n&gt;&gt;&gt; Fin de transmission.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Présence confirmée : Gardiens de la Transition\n&gt;&gt;&gt; Leur mission : protéger le passage entre les cycles\n&gt;&gt;&gt; Transmission stabilisée.",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Les capteurs s’affolent\n&gt;&gt;&gt; Les pigments réagissent à la lumière\n&gt;&gt;&gt; Chaque couleur correspond à une fréquence sonore\n&gt;&gt;&gt; Synchronisation des plans… effectuée."</text:span></text:span></text:p>
      <text:p text:style-name="P16"><text:span text:style-name="Strong_20_Emphasis"><text:span text:style-name="T6">"</text:span></text:span><text:span text:style-name="Strong_20_Emphasis"><text:span text:style-name="T25">« Cyborg » est la contraction de « cybernetic organism »,</text:span></text:span><text:span text:style-name="Strong_20_Emphasis"><text:span text:style-name="T6">\n&gt;&gt;&gt;</text:span></text:span><text:span text:style-name="Strong_20_Emphasis"><text:span text:style-name="T25"> un terme inventé dans les années 1960 par deux chercheurs new-yorkais : Manfred Clynes et Nathan S. Kline.</text:span></text:span><text:span text:style-name="Strong_20_Emphasis"><text:span text:style-name="T6">\n&gt;&gt;&gt;</text:span></text:span><text:span text:style-name="Strong_20_Emphasis"><text:span text:style-name="T25"> </text:span></text:span><text:span text:style-name="Strong_20_Emphasis"><text:span text:style-name="T26">Il désigne l'hybridité d'un organisme biologique relié </text:span></text:span><text:span text:style-name="Strong_20_Emphasis"><text:span text:style-name="T27">avec </text:span></text:span><text:span text:style-name="Strong_20_Emphasis"><text:span text:style-name="T26">des prothèses</text:span></text:span><text:span text:style-name="Strong_20_Emphasis"><text:span text:style-name="T25">.</text:span></text:span><text:span text:style-name="Strong_20_Emphasis"><text:span text:style-name="T6">\n&gt;&gt;&gt;</text:span></text:span><text:span text:style-name="Strong_20_Emphasis"><text:span text:style-name="T25"> Le cyborg est un humain greffé avec de la mécanique, de l'électronique.</text:span></text:span><text:span text:style-name="Strong_20_Emphasis"><text:span text:style-name="T6">"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28">D</text:span></text:span><text:span text:style-name="Strong_20_Emphasis"><text:span text:style-name="T5">es cyborgs cyberpunk sont parmi nous ?</text:span></text:span></text:p>
      <text:p text:style-name="P16"><text:a xlink:type="simple" xlink:href="https://evzone.fr/une_image_une_histoire.html" text:style-name="Internet_20_link" text:visited-style-name="Visited_20_Internet_20_Link"><text:span text:style-name="Strong_20_Emphasis"><text:span text:style-name="T5">https://evzone.fr/une_image_une_histoire.html</text:span></text:span></text:a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6"><text:s/></text:span></text:span><text:span text:style-name="Strong_20_Emphasis"><text:span text:style-name="T29">episode 15</text:span></text:span></text:p>
      <text:p text:style-name="P16"><text:span text:style-name="Strong_20_Emphasis"><text:span text:style-name="T29"/></text:span></text:p>
      <text:p text:style-name="P16"><text:span text:style-name="Strong_20_Emphasis"><text:span text:style-name="T29"/></text:span></text:p>
      <text:p text:style-name="P17"><text:span text:style-name="Strong_20_Emphasis"><text:span text:style-name="T29">« Les bâtiments haussmanniens sont l’un des symboles les plus reconnaissables de Paris,</text:span></text:span></text:p>
      <text:p text:style-name="P17"><text:span text:style-name="Strong_20_Emphasis"><text:span text:style-name="T29">Le baron Georges-Eugène Haussmann, préfet de la Seine sous Napoléon III, a transformé Paris entre 1853 et 1870</text:span></text:span></text:p>
      <text:p text:style-name="P17"><text:span text:style-name="Strong_20_Emphasis"><text:span text:style-name="T29">Sa mission : moderniser la ville, la rendre plus salubre, plus belle et mieux organisée. »</text:span></text:span></text:p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Les immeubles haussmanniens obéissent à des règles très précises :</text:span></text:span></text:p>
      <text:list text:style-name="L1">
        <text:list-item>
          <text:p text:style-name="P18"><text:span text:style-name="Strong_20_Emphasis">Hauteur uniforme</text:span> (souvent 5 à 7 étages) alignée sur la largeur des boulevards.</text:p>
        </text:list-item>
        <text:list-item>
          <text:p text:style-name="P18"><text:span text:style-name="Strong_20_Emphasis">Façade en pierre de taille claire</text:span>, élégante et régulière.</text:p>
        </text:list-item>
        <text:list-item>
          <text:p text:style-name="P18"><text:span text:style-name="Strong_20_Emphasis">Balcons filants</text:span> aux 2ᵉ et 5ᵉ étages (le 2ᵉ étant souvent le plus noble, avec de hauts plafonds).</text:p>
        </text:list-item>
        <text:list-item>
          <text:p text:style-name="P18"><text:span text:style-name="Strong_20_Emphasis">Toits en zinc à pans brisés</text:span> (souvent bleutés, très reconnaissables vus d’en haut).</text:p>
        </text:list-item>
        <text:list-item>
          <text:p text:style-name="P18"><text:soft-page-break/><text:span text:style-name="Strong_20_Emphasis">Lucarnes et cheminées</text:span> qui rythment la ligne du ciel parisien.</text:p>
        </text:list-item>
        <text:list-item>
          <text:p text:style-name="P18"><text:span text:style-name="Strong_20_Emphasis">Caves et cours intérieures</text:span>, parfois ornées de grilles en fer forgé et de mosaïques.</text:p>
        </text:list-item>
        <text:list-item>
          <text:p text:style-name="P18"><text:span text:style-name="Strong_20_Emphasis">Entrées monumentales</text:span>, grandes portes en bois ou ferronneries ouvragée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h text:style-name="P19" text:outline-level="3"><text:span text:style-name="Strong_20_Emphasis"><text:span text:style-name="T29">Avant les travaux d’Haussmann (avant 1853)</text:span></text:span></text:h>
      <text:p text:style-name="P20">Paris était :</text:p>
      <text:list text:style-name="L2">
        <text:list-item>
          <text:p text:style-name="P21"><text:span text:style-name="Strong_20_Emphasis">surchargée et insalubre</text:span> : les ruelles médiévales étaient <text:span text:style-name="Strong_20_Emphasis">étroites, sombres, boueuses</text:span>, souvent sans égout ni lumière.</text:p>
        </text:list-item>
        <text:list-item>
          <text:p text:style-name="P21"><text:span text:style-name="Strong_20_Emphasis">mal ventilée</text:span> : les immeubles se touchaient presque, empêchant l’air et le soleil de circuler.</text:p>
        </text:list-item>
        <text:list-item>
          <text:p text:style-name="P21"><text:span text:style-name="Strong_20_Emphasis">envahie par les déchets et les eaux usées</text:span> : on jetait souvent tout <text:span text:style-name="Strong_20_Emphasis">dans la rue</text:span>, faute de système d’évacuation efficace.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p text:style-name="P17"><text:span text:style-name="Strong_20_Emphasis"><text:span text:style-name="T29"/></text:span></text:p>
      <text:h text:style-name="P19" text:outline-level="3"><text:span text:style-name="Strong_20_Emphasis"><text:span text:style-name="T29">La transformation par Haussmann</text:span></text:span></text:h>
      <text:p text:style-name="P20">Haussmann, soutenu par Napoléon III, entreprend alors une <text:span text:style-name="Strong_20_Emphasis">refonte totale</text:span> de la ville :</text:p>
      <text:list text:style-name="L3">
        <text:list-item>
          <text:p text:style-name="P22">Percement de <text:span text:style-name="Strong_20_Emphasis">grands boulevards</text:span> (pour l’air, la lumière et la circulation).</text:p>
        </text:list-item>
        <text:list-item>
          <text:p text:style-name="P22">Construction d’un <text:span text:style-name="Strong_20_Emphasis">réseau d’égouts modernes</text:span> (révolutionnaire à l’époque).</text:p>
        </text:list-item>
        <text:list-item>
          <text:p text:style-name="P22">Création d’un <text:span text:style-name="Strong_20_Emphasis">système d’adduction d’eau potable</text:span>.</text:p>
        </text:list-item>
        <text:list-item>
          <text:p text:style-name="P22"><text:span text:style-name="Strong_20_Emphasis">Abattage</text:span> des quartiers les plus insalubres pour reconstruire des immeubles aérés et alignés.</text:p>
        </text:list-item>
        <text:list-item>
          <text:p text:style-name="P22">Plantation de <text:span text:style-name="Strong_20_Emphasis">grands parcs et promenades</text:span> (Bois de Boulogne, Buttes-Chaumont, etc.).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23"><text:span text:style-name="Strong_20_Emphasis"><text:span text:style-name="T30">const scenarios14 = [</text:span></text:span></text:p>
      <text:p text:style-name="P24"><text:span text:style-name="Strong_20_Emphasis"><text:span text:style-name="T30"><text:s text:c="2"/>"&gt;&gt;&gt; Transmission activée…\n&gt;&gt;&gt; Localisation : Paris, secteur central\n&gt;&gt;&gt; Signature architecturale identifiée : style Haussmannien\n&gt;&gt;&gt; Transformation majeure entre 1853 et 1870\n&gt;&gt;&gt; Objectif : rendre la ville plus saine, plus belle, plus ordonnée.\n&gt;&gt;&gt; </text:span></text:span><text:span text:style-name="Strong_20_Emphasis"><text:span text:style-name="T31">shoot photo depuis l’étage de la tour Eiffel le 18/04/2022</text:span></text:span><text:span text:style-name="Strong_20_Emphasis"><text:span text:style-name="T30">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Analyse des structures :\n&gt;&gt;&gt; Alignement parfait des façades\n&gt;&gt;&gt; Pierre claire, balcons filants, toits en zinc bleuté\n&gt;&gt;&gt; 5 à 7 niveaux : une symétrie calculée\n&gt;&gt;&gt; Lucarnes et cheminées dessinent la carte du ciel parisien.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Données historiques : avant 1853\n&gt;&gt;&gt; Paris étouffait sous ses ruelles sombres\n&gt;&gt;&gt; absence d’air, d’égouts, de lumière\n&gt;&gt;&gt; épidémies récurrentes – structure urbaine instable\n&gt;&gt;&gt; La ville attendait sa mue.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Transformation confirmée :\n&gt;&gt;&gt; Percement des boulevards – circulation d’air et de lumière\n&gt;&gt;&gt; Égouts, eau potable, parcs urbains : système vital rétabli\n&gt;&gt;&gt; Haussmann reprogramme la capitale\n&gt;&gt;&gt; Paris devient un organisme respirant.\n&gt;&gt;&gt; Fin de la transmission."</text:span></text:span></text:p>
      <text:p text:style-name="P23"><text:soft-page-break/><text:span text:style-name="Strong_20_Emphasis"><text:span text:style-name="T30">];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/></text:span></text:p>
      <text:p text:style-name="P25"><text:span text:style-name="Strong_20_Emphasis"><text:span text:style-name="T32">episode16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3"><text:span text:style-name="Strong_20_Emphasis"><text:span text:style-name="T30">Limoges a adopté le style haussmannien <text:line-break/>en s’inspirant du modèle parisien devenu synonyme de prestige et d’ordre urbain. 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L’arrivée du chemin de fer à Limoges (1856) transforme la ville en nœud économique régional.<text:line-break/>Une bourgeoisie locale se développe et commande des immeubles élégants sur les grands axes —<text:line-break/>un moyen d’afficher modernité, stabilité et prospérité, exactement comme à Paris. 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Entre 1860 et 1900, la ville connaît de nombreuses opérations d’urbanisme :</text:span></text:span></text:p>
      <text:list text:style-name="L4">
        <text:list-item>
          <text:p text:style-name="P26">ouverture de nouvelles artères (boulevard Carnot, rue Jean Jaurès, etc.),</text:p>
        </text:list-item>
        <text:list-item>
          <text:p text:style-name="P26">construction de <text:span text:style-name="Strong_20_Emphasis">façades monumentales</text:span> autour de <text:span text:style-name="Strong_20_Emphasis">la place de la Motte</text:span> et <text:span text:style-name="Strong_20_Emphasis">la place Jourdan</text:span>,</text:p>
        </text:list-item>
        <text:list-item>
          <text:p text:style-name="P26">mise en valeur des <text:span text:style-name="Strong_20_Emphasis">bâtiments administratifs et commerciaux</text:span> (banques, hôtels, grands magasins).</text:p>
        </text:list-item>
      </text:list>
      <text:p text:style-name="P27"/>
      <text:p text:style-name="P27"/>
      <text:p text:style-name="P27"/>
      <text:p text:style-name="P27">Les transformations de Paris sous le baron <text:span text:style-name="Strong_20_Emphasis">Haussmann (1853-1870)</text:span> ont eu un <text:span text:style-name="Strong_20_Emphasis">impact considérable sur l’urbanisme français</text:span>.<text:line-break/>De nombreuses villes de province — Limoges, Bordeaux, Lyon, Nancy, etc. — ont voulu adopter ce <text:span text:style-name="Strong_20_Emphasis">modèle moderne, symétrique et monumental</text:span>. </text:p>
      <text:p text:style-name="P27"/>
      <text:p text:style-name="P27"/>
      <text:p text:style-name="P27"/>
      <text:p text:style-name="P25"><text:span text:style-name="Strong_20_Emphasis"><text:span text:style-name="T32">// --- Épisode 16 : Place Jourdan (Limoges) ---</text:span></text:span></text:p>
      <text:p text:style-name="P25"><text:span text:style-name="Strong_20_Emphasis"><text:span text:style-name="T32">const scenarios16 = [</text:span></text:span></text:p>
      <text:p text:style-name="P25"><text:span text:style-name="Strong_20_Emphasis"><text:span text:style-name="T32"><text:s text:c="2"/>"&gt;&gt;&gt; Transmission activée…\n&gt;&gt;&gt; Localisation : Limoges, Place Jourdan\n&gt;&gt;&gt; Observation : adoption du style Haussmannien\n&gt;&gt;&gt; La ville s’inspire du modèle parisien, symbole de prestige et d’ordre urbain.\n&gt;&gt;&gt; shoot photo depuis la place Jourdan",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<text:s text:c="2"/>"&gt;&gt;&gt; Analyse historique :\n&gt;&gt;&gt; Année : 1856\n&gt;&gt;&gt; L’arrivée du chemin de fer transforme Limoges en nœud économique régional\n&gt;&gt;&gt; Une bourgeoisie locale se développe et commande des immeubles élégants sur les grands axes\n&gt;&gt;&gt; Objectif : afficher modernité, stabilité et prospérité\n&gt;&gt;&gt; shoot photo depuis la gare de Limoges",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<text:s text:c="2"/>"&gt;&gt;&gt; Données urbanistiques : 1860-1900\n&gt;&gt;&gt; Ouverture de nouvelles artères : boulevard Carnot, rue Jean Jaurès, etc.\n&gt;&gt;&gt; Construction de façades monumentales autour des places de la Motte et Jourdan\n&gt;&gt;&gt; Mise en valeur des bâtiments administratifs et commerciaux : banques, hôtels, grands magasins\n&gt;&gt;&gt; shoot photo depuis un point haut sur la place Jourdan",</text:span></text:span></text:p>
      <text:p text:style-name="P25"><text:span text:style-name="Strong_20_Emphasis"><text:span text:style-name="T32"/></text:span></text:p>
      <text:p text:style-name="P25"><text:soft-page-break/><text:span text:style-name="Strong_20_Emphasis"><text:span text:style-name="T32"><text:s text:c="2"/>"&gt;&gt;&gt; Contexte national :\n&gt;&gt;&gt; Impact des transformations de Paris sous Haussmann (1853-1870)\n&gt;&gt;&gt; De nombreuses villes de province adoptent ce modèle moderne, symétrique et monumental\n&gt;&gt;&gt; Limoges, Bordeaux, Lyon, Nancy suivent l’exemple\n&gt;&gt;&gt; shoot photo depuis un belvédère urbain à Limoges"</text:span></text:span></text:p>
      <text:p text:style-name="P25"><text:span text:style-name="Strong_20_Emphasis"><text:span text:style-name="T32">];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const sounds16 = [</text:span></text:span></text:p>
      <text:p text:style-name="P25"><text:span text:style-name="Strong_20_Emphasis"><text:span text:style-name="T32"><text:s text:c="2"/>"images/episodes/episode16/16_1.mp3",</text:span></text:span></text:p>
      <text:p text:style-name="P25"><text:span text:style-name="Strong_20_Emphasis"><text:span text:style-name="T32"><text:s text:c="2"/>"images/episodes/episode16/16_2.mp3",</text:span></text:span></text:p>
      <text:p text:style-name="P25"><text:span text:style-name="Strong_20_Emphasis"><text:span text:style-name="T32"><text:s text:c="2"/>"images/episodes/episode16/16_3.mp3",</text:span></text:span></text:p>
      <text:p text:style-name="P25"><text:span text:style-name="Strong_20_Emphasis"><text:span text:style-name="T32"><text:s text:c="2"/>"images/episodes/episode16/16_4.mp3"</text:span></text:span></text:p>
      <text:p text:style-name="P25"><text:span text:style-name="Strong_20_Emphasis"><text:span text:style-name="T32">]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23T23:16:46.373286000</dc:date>
    <meta:editing-duration>PT12H39M39S</meta:editing-duration>
    <meta:editing-cycles>28</meta:editing-cycles>
    <meta:generator>LibreOffice/25.2.5.2$Windows_X86_64 LibreOffice_project/03d19516eb2e1dd5d4ccd751a0d6f35f35e08022</meta:generator>
    <meta:document-statistic meta:table-count="0" meta:image-count="0" meta:object-count="0" meta:page-count="9" meta:paragraph-count="165" meta:word-count="2196" meta:character-count="15711" meta:non-whitespace-character-count="13566"/>
  </office:meta>
</office:document-meta>
</file>